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1486d0" officeooo:paragraph-rsid="001486d0"/>
    </style:style>
    <style:style style:name="P2" style:family="paragraph" style:parent-style-name="Text_20_body">
      <style:text-properties officeooo:paragraph-rsid="00148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emo file for node.js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7:59:40.429803258</meta:creation-date>
    <dc:date>2018-09-26T10:02:13.513938958</dc:date>
    <meta:editing-duration>PT4M5S</meta:editing-duration>
    <meta:editing-cycles>4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